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Pictures/10000000000001230000019EE62D1247D805F7DE.png" manifest:media-type="image/png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e1e8" officeooo:paragraph-rsid="0013e1e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54c36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2f88" style:font-name-asian="OzHandicraft BT" style:font-size-asian="14pt" style:font-name-complex="OzHandicraft BT" style:font-size-complex="14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e1e8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6911"/>
    </style:style>
    <style:style style:name="T17" style:family="text">
      <style:text-properties officeooo:rsid="000dd4f8"/>
    </style:style>
    <style:style style:name="T18" style:family="text">
      <style:text-properties officeooo:rsid="000e4c35"/>
    </style:style>
    <style:style style:name="T19" style:family="text">
      <style:text-properties officeooo:rsid="0013e1e8"/>
    </style:style>
    <style:style style:name="T20" style:family="text">
      <style:text-properties officeooo:rsid="00145171"/>
    </style:style>
    <style:style style:name="T21" style:family="text">
      <style:text-properties officeooo:rsid="00154c36"/>
    </style:style>
    <style:style style:name="T22" style:family="text">
      <style:text-properties officeooo:rsid="00169a2b"/>
    </style:style>
    <style:style style:name="T23" style:family="text">
      <style:text-properties officeooo:rsid="0018996c"/>
    </style:style>
    <style:style style:name="T24" style:family="text">
      <style:text-properties officeooo:rsid="001b88bd"/>
    </style:style>
    <style:style style:name="T25" style:family="text">
      <style:text-properties officeooo:rsid="001b8fc3"/>
    </style:style>
    <style:style style:name="T26" style:family="text">
      <style:text-properties officeooo:rsid="001c88af"/>
    </style:style>
    <style:style style:name="T27" style:family="text">
      <style:text-properties officeooo:rsid="001dd0fb"/>
    </style:style>
    <style:style style:name="T28" style:family="text">
      <style:text-properties officeooo:rsid="001f6c9d"/>
    </style:style>
    <style:style style:name="T29" style:family="text">
      <style:text-properties officeooo:rsid="002053a6"/>
    </style:style>
    <style:style style:name="T30" style:family="text">
      <style:text-properties officeooo:rsid="0020bfe3"/>
    </style:style>
    <style:style style:name="T31" style:family="text">
      <style:text-properties officeooo:rsid="0020e077"/>
    </style:style>
    <style:style style:name="T32" style:family="text">
      <style:text-properties officeooo:rsid="0024d2a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28cm" fo:min-width="0.0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665cm" fo:min-width="0.6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9">TKK irish red ale</text:span> <text:s text:c="64"/></text:p>
      <text:p text:style-name="P8">Brew Date: <text:s text:c="4"/><text:span text:style-name="T19">Nov 20’16</text:span> <text:s text:c="62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58</text:span><text:span text:style-name="T2"> <text:s text:c="14"/><text:tab/><text:tab/><text:tab/><text:tab/></text:span><text:span text:style-name="T1"> <text:s/></text:span></text:p>
      <text:p text:style-name="P1"><draw:line text:anchor-type="paragraph" draw:z-index="2" draw:style-name="gr1" draw:text-style-name="P25" svg:x1="1.543cm" svg:y1="0.624cm" svg:x2="1.622cm" svg:y2="6.577cm"><text:p/></draw:line><draw:line text:anchor-type="paragraph" draw:z-index="3" draw:style-name="gr1" draw:text-style-name="P25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><text:s/><text:span text:style-name="T19">15 <text:s text:c="6"/># <text:s text:c="5"/>pale</text:span></text:p>
      <text:p text:style-name="P7"><text:s text:c="3"/><text:span text:style-name="T19">2 <text:s text:c="6"/># <text:s text:c="5"/>Wheat</text:span></text:p>
      <text:p text:style-name="P7"><text:s/><text:span text:style-name="T19">1.25 <text:s text:c="3"/># <text:s text:c="6"/>crystal <text:s text:c="5"/>60/80 </text:span></text:p>
      <text:p text:style-name="P7"><text:s text:c="3"/>.<text:span text:style-name="T19">65 <text:s text:c="3"/># <text:s text:c="5"/>cara pils</text:span></text:p>
      <text:p text:style-name="P7"><draw:line text:anchor-type="paragraph" draw:z-index="5" draw:style-name="gr1" draw:text-style-name="P25" svg:x1="7.497cm" svg:y1="0.564cm" svg:x2="7.576cm" svg:y2="4.004cm"><text:p/></draw:line> <text:s text:c="2"/>.<text:span text:style-name="T19">22 <text:s text:c="3"/># <text:s text:c="5"/>roasted barley</text:span></text:p>
      <text:p text:style-name="P7"><draw:custom-shape text:anchor-type="paragraph" draw:z-index="7" draw:name="Shape1" draw:style-name="gr2" svg:width="0.186cm" svg:height="0.054cm" svg:x="16.559cm" svg:y="0.3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2" draw:style-name="gr3" draw:text-style-name="P26" svg:width="0.666cm" svg:height="0.666cm" svg:x="16.397cm" svg:y="0.018cm"><text:p/><draw:enhanced-geometry svg:viewBox="0 0 780 907" draw:mirror-horizontal="true" draw:mirror-vertical="true" draw:type="non-primitive" draw:enhanced-path="M 390 0 L 492 276 780 228 594 457 780 679 492 631 390 907 288 631 0 679 186 457 0 228 288 276 390 0 Z N"/></draw:custom-shape> <text:s/><text:span text:style-name="T19">2 <text:s text:c="7"/># <text:s text:c="5"/>grated potatoes (cooked)</text:span></text:p>
      <text:p text:style-name="P7"><text:s text:c="21"/><text:span text:style-name="T19">white skinned white potatoe</text:span></text:p>
      <text:p text:style-name="P7"><text:s text:c="2"/><text:span text:style-name="T19">1 <text:s text:c="5"/>tsp <text:s text:c="7"/>NaCl (sparge)</text:span></text:p>
      <text:p text:style-name="P7"><text:s text:c="2"/><text:span text:style-name="T19">1 <text:s text:c="5"/>tsp <text:s text:c="7"/>NaCl (mash)</text:span></text:p>
      <text:p text:style-name="P7"><text:s text:c="2"/><text:span text:style-name="T19">5 <text:s text:c="5"/>tsp <text:s text:c="4"/>super charge</text:span></text:p>
      <text:p text:style-name="P7"/>
      <text:p text:style-name="P7"/>
      <text:p text:style-name="P7">Qt <text:s/>oz/g <text:s text:c="2"/>Hop/Seasoning <text:s text:c="14"/><text:span text:style-name="T13">Time</text:span></text:p>
      <text:p text:style-name="P18"><draw:line text:anchor-type="paragraph" draw:z-index="4" draw:style-name="gr1" draw:text-style-name="P25" svg:x1="2.549cm" svg:y1="0.012cm" svg:x2="2.628cm" svg:y2="3.452cm"><text:p/></draw:line><text:span text:style-name="T19">72 <text:s text:c="4"/>g <text:s text:c="5"/>Goldings <text:s text:c="25"/>60 min</text:span> </text:p>
      <text:p text:style-name="P19">56 <text:s text:c="4"/>g <text:s text:c="6"/>Fuggles <text:s text:c="26"/>30 min <text:s text:c="3"/></text:p>
      <text:p text:style-name="P19">56 <text:s text:c="4"/>g <text:s text:c="6"/>Willamette <text:s text:c="21"/>15 min</text:p>
      <text:p text:style-name="P19">2 <text:s text:c="5"/>tabs <text:s text:c="2"/>Irish Moss <text:s text:c="23"/>15 min </text:p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9">Primary: <text:span text:style-name="T32">nov 20’16</text:span></text:p>
      <text:p text:style-name="P9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7">Purged:</text:span><text:span text:style-name="T4"><text:tab/><text:tab/><text:tab/><text:tab/><text:tab/><text:tab/>Charged:</text:span></text:p>
      <text:p text:style-name="P9"/>
      <text:p text:style-name="P9">Start Time:<text:span text:style-name="T15"> </text:span></text:p>
      <text:p text:style-name="P9">Fill mash tun:<text:tab/></text:p>
      <text:p text:style-name="P9">Fill sparge kettle: <text:tab/><text:tab/><text:tab/><text:tab/><text:tab/></text:p>
      <text:p text:style-name="P9"><text:soft-page-break/>Fire burners: <text:span text:style-name="T20">6:50</text:span>am <text:s text:c="26"/></text:p>
      <text:p text:style-name="P9">Heat Mash Tun : Target Temp: 1<text:span text:style-name="T14">55</text:span> <text:s text:c="4"/></text:p>
      <text:p text:style-name="P24"><draw:frame draw:style-name="fr3" draw:name="Object2" text:anchor-type="paragraph" svg:x="9.363cm" svg:y="0.039cm" svg:width="11.587cm" svg:height="8.999cm" draw:z-index="6"><draw:object xlink:href="./Object 3" xlink:type="simple" xlink:show="embed" xlink:actuate="onLoad"/><draw:image xlink:href="./ObjectReplacements/Object 3" xlink:type="simple" xlink:show="embed" xlink:actuate="onLoad"/></draw:frame>Heat Sparge Kettle: </text:p>
      <text:p text:style-name="P24">Target Temp: 1<text:span text:style-name="T20">60</text:span></text:p>
      <text:p text:style-name="P9">Target Temp (Mash): 15<text:span text:style-name="T20">5</text:span></text:p>
      <text:p text:style-name="P9">Grind grain: <text:s text:c="2"/><text:span text:style-name="T20">7:35</text:span> <text:span text:style-name="T15">am</text:span></text:p>
      <text:p text:style-name="P9">sparge temp:<text:span text:style-name="T21">160</text:span></text:p>
      <text:p text:style-name="P9">Strike Temp: <text:span text:style-name="T21">156</text:span></text:p>
      <text:p text:style-name="P9">pump temp: <text:s/><text:span text:style-name="T21">158</text:span></text:p>
      <text:p text:style-name="P16">Temp: <text:span text:style-name="T21">151</text:span></text:p>
      <text:p text:style-name="P9">Mash: Duration: <text:span text:style-name="T15">90</text:span> minutes <text:s text:c="7"/></text:p>
      <text:p text:style-name="P23">Start: <text:s/><text:span text:style-name="T21">7:55am</text:span> <text:s/>Finish: <text:span text:style-name="T21">9:25</text:span></text:p>
      <text:p text:style-name="P9">Heat (to deactivate enzymes)<text:tab/><text:tab/></text:p>
      <text:p text:style-name="P11">Target Temp: 168 <text:s text:c="2"/></text:p>
      <text:p text:style-name="P11">Start: <text:span text:style-name="T23">9:25am</text:span> <text:s/><text:span text:style-name="T22">F</text:span>inish: <text:span text:style-name="T24">9:45</text:span> <text:s/></text:p>
      <text:p text:style-name="P9">Heat Sparge H20 (Target175◦) <text:s text:c="7"/></text:p>
      <text:p text:style-name="P12">Sparge: Start: <text:s/><text:span text:style-name="T24">9:50am </text:span>Finish: <text:span text:style-name="T25">10:36am </text:span></text:p>
      <text:p text:style-name="P15">Wort collected: <text:s text:c="2"/></text:p>
      <text:p text:style-name="P17">full kettle+ <text:s/><text:span text:style-name="T25">13</text:span> <text:s/>qts</text:p>
      <text:p text:style-name="P9">Boil : Burner On: <text:s/></text:p>
      <text:p text:style-name="P9">Rolling Boil: <text:s text:c="3"/><text:span text:style-name="T26">10:45</text:span></text:p>
      <text:p text:style-name="P13">Hops In: <text:span text:style-name="T28">11:30</text:span> <text:span text:style-name="T26">Hops in: 12:00 H</text:span>ops In: <text:span text:style-name="T28">12:15</text:span> <text:s text:c="6"/></text:p>
      <text:p text:style-name="P13">Duration: 90 min <text:s/></text:p>
      <text:p text:style-name="P13">Start: <text:span text:style-name="T27">11:00</text:span> <text:s text:c="6"/>Finish: <text:span text:style-name="T27">12:30</text:span> <text:span text:style-name="T18">pm</text:span> <text:s text:c="4"/></text:p>
      <text:p text:style-name="P9">Burner Off: <text:span text:style-name="T29">12:30</text:span></text:p>
      <text:p text:style-name="P9">Rest 15 min <text:s text:c="7"/></text:p>
      <text:p text:style-name="P14">Start: <text:s/><text:span text:style-name="T29">12:45</text:span></text:p>
      <text:p text:style-name="P14">Finish: <text:s text:c="2"/><text:span text:style-name="T31">1:15</text:span> </text:p>
      <text:p text:style-name="P9">OG : <text:s text:c="2"/><text:span text:style-name="T30">1.052</text:span></text:p>
      <text:p text:style-name="P10">Yeast: <text:span text:style-name="T12">Nottingham</text:span><text:span text:style-name="T11"> Yeast</text:span> <text:s/></text:p>
      <text:p text:style-name="P9">Irish Moss</text:p>
      <text:p text:style-name="P5">Note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20T13:31:33.837984590</dc:date>
    <meta:editing-duration>PT58M44S</meta:editing-duration>
    <meta:editing-cycles>16</meta:editing-cycles>
    <meta:document-statistic meta:table-count="0" meta:image-count="0" meta:object-count="3" meta:page-count="2" meta:paragraph-count="64" meta:word-count="215" meta:character-count="2602" meta:non-whitespace-character-count="10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9" chart:maximum="18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86cm" svg:height="8.999cm" xlink:href="." xlink:type="simple" chart:class="chart:line" chart:style-name="ch1">
        <chart:title svg:x="2.905cm" svg:y="0.315cm" chart:style-name="ch2">
          <text:p>TKK Irish Red Ale Nov 20'16</text:p>
        </chart:title>
        <chart:legend chart:legend-position="end" svg:x="8.919cm" svg:y="3.702cm" style:legend-expansion="high" chart:style-name="ch3"/>
        <chart:plot-area chart:style-name="ch4" chart:data-source-has-labels="both" svg:x="1.242cm" svg:y="1.273cm" svg:width="7.446cm" svg:height="6.566cm">
          <chartooo:coordinate-region svg:x="2.393cm" svg:y="1.338cm" svg:width="6.295cm" svg:height="5.456cm"/>
          <chart:axis chart:dimension="x" chart:name="primary-x" chart:style-name="ch5" chartooo:axis-type="auto">
            <chartooo:date-scale/>
            <chart:title svg:x="4.603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